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14.994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6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3.085cm" fo:min-width="16.264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5.596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6.739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1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12.835cm"/>
      <style:paragraph-properties style:writing-mode="lr-tb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1.02cm" fo:min-width="4.834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494cm" svg:height="1.524cm" svg:x="2.651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461cm" svg:y1="2.397cm" svg:x2="6.461cm" svg:y2="3.667cm">
          <text:p/>
        </draw:line>
        <draw:line draw:style-name="gr2" draw:text-style-name="P2" draw:layer="layout" svg:x1="10.017cm" svg:y1="2.524cm" svg:x2="10.017cm" svg:y2="3.921cm">
          <text:p/>
        </draw:line>
        <draw:line draw:style-name="gr2" draw:text-style-name="P2" draw:layer="layout" svg:x1="13.7cm" svg:y1="2.524cm" svg:x2="13.7cm" svg:y2="3.794cm">
          <text:p/>
        </draw:line>
        <draw:frame draw:style-name="gr3" draw:text-style-name="P3" draw:layer="layout" svg:width="2.794cm" svg:height="0.962cm" svg:x="2.905cm" svg:y="2.578cm">
          <draw:text-box draw:corner-radius="0.127cm">
            <text:p>Main</text:p>
          </draw:text-box>
        </draw:frame>
        <draw:frame draw:style-name="gr4" draw:text-style-name="P3" draw:layer="layout" svg:width="3.175cm" svg:height="1.673cm" svg:x="6.588cm" svg:y="2.524cm">
          <draw:text-box>
            <text:p>Fan Club</text:p>
          </draw:text-box>
        </draw:frame>
        <draw:frame draw:style-name="gr5" draw:text-style-name="P3" draw:layer="layout" svg:width="3.81cm" svg:height="1.927cm" svg:x="9.89cm" svg:y="2.651cm">
          <draw:text-box>
            <text:p>Other links</text:p>
          </draw:text-box>
        </draw:frame>
        <draw:frame draw:style-name="gr3" draw:text-style-name="P3" draw:layer="layout" svg:width="3.937cm" svg:height="0.962cm" svg:x="13.954cm" svg:y="2.778cm">
          <draw:text-box>
            <text:p>Pictures</text:p>
          </draw:text-box>
        </draw:frame>
        <draw:frame draw:style-name="gr4" draw:text-style-name="P3" draw:layer="layout" svg:width="14.732cm" svg:height="1.673cm" svg:x="2.905cm" svg:y="6.207cm">
          <draw:text-box>
            <text:p>GENE WOLFE FAN CLUB MESSAGE [legend]</text:p>
          </draw:text-box>
        </draw:frame>
        <draw:frame draw:style-name="gr6" draw:text-style-name="P3" draw:layer="layout" svg:width="1.651cm" svg:height="3.095cm" svg:x="1cm" svg:y="1.762cm">
          <draw:text-box>
            <text:p>Ul<text:line-break/>/<text:line-break/>Lis</text:p>
          </draw:text-box>
        </draw:frame>
        <draw:frame draw:style-name="gr7" draw:text-style-name="P4" draw:layer="layout" svg:width="16.002cm" svg:height="1.016cm" svg:x="2.778cm" svg:y="23.987cm">
          <draw:text-box>
            <text:p>[p] n.b. this page is non-functional</text:p>
          </draw:text-box>
        </draw:frame>
        <draw:custom-shape draw:style-name="gr8" draw:text-style-name="P5" draw:layer="layout" svg:width="16.764cm" svg:height="13.335cm" svg:x="2.27cm" svg:y="7.2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096cm" svg:height="1.016cm" svg:x="3.286cm" svg:y="9.001cm">
          <text:p text:style-name="P6">firstname(text)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239cm" svg:height="0.889cm" svg:x="10.652cm" svg:y="8.874cm">
          <text:p text:style-name="P6">lastname(text)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08cm" svg:height="0.508cm" svg:x="4.302cm" svg:y="11.414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7.366cm" svg:height="1.673cm" svg:x="5.699cm" svg:y="11.287cm">
          <draw:text-box>
            <text:p>Make my message public (checkbox)</text:p>
          </draw:text-box>
        </draw:frame>
        <draw:custom-shape draw:style-name="gr13" draw:text-style-name="P5" draw:layer="layout" svg:width="13.335cm" svg:height="3.81cm" svg:x="3.921cm" svg:y="14.081cm">
          <text:p text:style-name="P6">Why I love gene wolfe [textarea]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334cm" svg:height="1.27cm" svg:x="11.414cm" svg:y="18.526cm">
          <text:p text:style-name="P6">Submit (button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09:18:39.683460128</meta:creation-date>
    <dc:date>2022-06-16T10:31:25.240192196</dc:date>
    <meta:editing-duration>PT29M19S</meta:editing-duration>
    <meta:editing-cycles>3</meta:editing-cycles>
    <meta:generator>LibreOffice/6.4.7.2$Linux_X86_64 LibreOffice_project/40$Build-2</meta:generator>
    <meta:document-statistic meta:object-count="18"/>
  </office:meta>
</office:document-meta>
</file>